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1d8" officeooo:paragraph-rsid="001b1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_ignore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4:55:10.041619824</meta:creation-date>
    <dc:date>2021-09-08T14:55:57.024687726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4.7.2$Linux_X86_64 LibreOffice_project/40$Build-2</meta:generator>
  </office:meta>
</office:document-meta>
</file>